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795e" officeooo:paragraph-rsid="0019795e" style:font-size-asian="12.25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style:font-name="Liberation Serif" fo:font-size="12pt" officeooo:paragraph-rsid="0019795e" style:font-size-asian="12pt" style:font-size-complex="12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19795e" officeooo:paragraph-rsid="0019795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style:font-name="Liberation Serif" fo:font-size="12pt" officeooo:paragraph-rsid="001a078b" style:font-size-asian="12pt" style:font-size-complex="12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Liberation Serif" fo:font-size="12pt" officeooo:paragraph-rsid="001a078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95e" style:font-weight-asian="bold" style:font-weight-complex="bold"/>
    </style:style>
    <style:style style:name="T3" style:family="text">
      <style:text-properties officeooo:rsid="001c006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a4cb" style:font-weight-asian="normal" style:font-weight-complex="normal"/>
    </style:style>
    <style:style style:name="T6" style:family="text">
      <style:text-properties fo:font-weight="normal" officeooo:rsid="0019795e" style:font-weight-asian="normal" style:font-weight-complex="normal"/>
    </style:style>
    <style:style style:name="T7" style:family="text">
      <style:text-properties fo:font-size="16pt" fo:font-weight="bold" officeooo:rsid="001c0066" style:font-size-asian="14pt" style:font-weight-asian="bold" style:font-size-complex="16pt" style:font-weight-complex="bold"/>
    </style:style>
    <style:style style:name="T8" style:family="text">
      <style:text-properties officeooo:rsid="0015a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Use case diagram: </text:span><text:bookmark text:name="page27R_mcid3"/><text:bookmark text:name="page27R_mcid5"/><text:bookmark text:name="page27R_mcid4"/><text:span text:style-name="T7">Running the algorithm </text:span></text:p>
      <text:p text:style-name="P4"><text:line-break/><text:span text:style-name="T1">Description:</text:span><text:bookmark text:name="page27R_mcid6"/> After creating a Graph, the user chooses one of the given algorithms. Application runs<text:bookmark text:name="page27R_mcid7"/><text:line-break/>the selected alg<text:bookmark text:name="page27R_mcid8"/>orithm and shows it step by step on the graphic view.</text:p>
      <text:p text:style-name="P4"><text:bookmark text:name="page27R_mcid10"/><text:bookmark text:name="page27R_mcid9"/><text:bookmark text:name="page27R_mcid11"/><text:line-break/><text:span text:style-name="T1">Actors:</text:span><text:bookmark text:name="page27R_mcid12"/> The User</text:p>
      <text:p text:style-name="P4"><text:bookmark text:name="page27R_mcid14"/><text:bookmark text:name="page27R_mcid15"/><text:bookmark text:name="page27R_mcid13"/><text:line-break/><text:span text:style-name="T1">Preconditions:</text:span><text:bookmark text:name="page27R_mcid16"/> The Graph data has been input and saved.</text:p>
      <text:p text:style-name="P4"><text:bookmark text:name="page27R_mcid19"/><text:bookmark text:name="page27R_mcid17"/><text:bookmark text:name="page27R_mcid18"/><text:line-break/><text:span text:style-name="T1">Postconditions:</text:span><text:bookmark text:name="page27R_mcid21"/><text:bookmark text:name="page27R_mcid20"/><text:span text:style-name="T1"> </text:span>Steps of the algorithm are shown.</text:p>
      <text:p text:style-name="P4"><text:bookmark text:name="page27R_mcid22"/><text:bookmark text:name="page27R_mcid23"/><text:bookmark text:name="page27R_mcid24"/><text:line-break/><text:span text:style-name="T1">Main scenario:</text:span></text:p>
      <text:p text:style-name="P4"><text:span text:style-name="T5">1. The User selects ‘Algorithm’ tab that is located on the right side of the screen.</text:span><text:line-break/><text:span text:style-name="T8">2</text:span>.<text:bookmark text:name="page27R_mcid27"/> <text:span text:style-name="T8">The U</text:span>ser selects one of the algorithms.<text:bookmark text:name="page27R_mcid29"/><text:bookmark text:name="page27R_mcid28"/><text:line-break/><text:span text:style-name="T8">3</text:span>.<text:bookmark text:name="page27R_mcid30"/> User clicks on ‘Run’ button.<text:bookmark text:name="page27R_mcid31"/><text:bookmark text:name="page27R_mcid32"/><text:line-break/><text:span text:style-name="T8">4</text:span>.<text:bookmark text:name="page27R_mcid33"/> Application runs the selected algorithm on created Graph:<text:bookmark text:name="page27R_mcid35"/><text:bookmark text:name="page27R_mcid34"/><text:line-break/><text:tab/><text:span text:style-name="T8">4</text:span>.1<text:bookmark text:name="page27R_mcid36"/><text:bookmark text:name="page27R_mcid37"/> <text:span text:style-name="T3">While the algorithm runs:</text:span><text:line-break/><text:tab/><text:tab/><text:tab/> <text:span text:style-name="T8">4</text:span>.1.<text:span text:style-name="T3">1</text:span> Application colors nodes and edges as they are used in the algorithm.<text:bookmark text:name="page27R_mcid42"/><text:bookmark text:name="page27R_mcid43"/><text:bookmark text:name="page27R_mcid46"/><text:bookmark text:name="page27R_mcid45"/><text:bookmark text:name="page27R_mcid47"/><text:bookmark text:name="page27R_mcid48"/><text:line-break/><text:tab/><text:span text:style-name="T8">4</text:span>.2<text:bookmark text:name="page27R_mcid49"/> Application shows message about the result.<text:bookmark text:name="page27R_mcid51"/><text:bookmark text:name="page27R_mcid52"/><text:bookmark text:name="page27R_mcid50"/><text:line-break/><text:span text:style-name="T8">5</text:span>.<text:bookmark text:name="page27R_mcid54"/><text:bookmark text:name="page27R_mcid53"/> If User clicks on ‘Reset’ button, steps and messages are deleted:<text:bookmark text:name="page27R_mcid56"/><text:bookmark text:name="page27R_mcid58"/><text:bookmark text:name="page27R_mcid55"/><text:bookmark text:name="page27R_mcid57"/><text:line-break/><text:tab/> <text:span text:style-name="T8">5</text:span>.1<text:bookmark text:name="page27R_mcid59"/> App<text:bookmark text:name="page27R_mcid60"/>lication reverts the graph back to its default colors<text:bookmark text:name="page27R_mcid63"/><text:bookmark text:name="page27R_mcid62"/><text:bookmark text:name="page27R_mcid61"/><text:bookmark text:name="page27R_mcid64"/><text:line-break/><text:tab/> <text:span text:style-name="T8">5</text:span>.2<text:bookmark text:name="page27R_mcid65"/> Application deletes the shown message</text:p>
      <text:p text:style-name="P4"><text:bookmark text:name="page27R_mcid66"/><text:bookmark text:name="page27R_mcid67"/><text:bookmark text:name="page27R_mcid68"/><text:line-break/><text:span text:style-name="T1">Alternative scenarios:</text:span><text:bookmark text:name="page27R_mcid69"/><text:bookmark text:name="page27R_mcid70"/><text:line-break/>•<text:bookmark text:name="page27R_mcid71"/> <text:span text:style-name="T1">Application exit:</text:span><text:bookmark text:name="page27R_mcid72"/> If User exists the application, any input or changes will be lost.</text:p>
      <text:p text:style-name="P4"><text:span text:style-name="T6"/></text:p>
      <text:p text:style-name="P4"><text:span text:style-name="T2">Additional information:</text:span><text:bookmark text:name="page27R_mcid83"/><text:bookmark text:name="page27R_mcid82"/><text:span text:style-name="T6"> None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19:04.536300482</meta:creation-date>
    <dc:date>2022-12-26T18:20:43.747698822</dc:date>
    <meta:editing-duration>PT1M4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67" meta:character-count="1042" meta:non-whitespace-character-count="867"/>
  </office:meta>
</office:document-meta>
</file>